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7101" officeooo:paragraph-rsid="00027101"/>
    </style:style>
    <style:style style:name="P2" style:family="paragraph" style:parent-style-name="Standard">
      <style:text-properties officeooo:rsid="000d79cd" officeooo:paragraph-rsid="000d79cd"/>
    </style:style>
    <style:style style:name="P3" style:family="paragraph" style:parent-style-name="Standard">
      <style:text-properties officeooo:rsid="00102f49" officeooo:paragraph-rsid="00102f49"/>
    </style:style>
    <style:style style:name="P4" style:family="paragraph" style:parent-style-name="Standard">
      <style:text-properties officeooo:rsid="000e45dd" officeooo:paragraph-rsid="000e45dd"/>
    </style:style>
    <style:style style:name="P5" style:family="paragraph" style:parent-style-name="Standard">
      <style:text-properties officeooo:rsid="00137e22" officeooo:paragraph-rsid="00137e22"/>
    </style:style>
    <style:style style:name="P6" style:family="paragraph">
      <style:paragraph-properties fo:text-align="center"/>
    </style:style>
    <style:style style:name="T1" style:family="text">
      <style:text-properties officeooo:rsid="0012216d"/>
    </style:style>
    <style:style style:name="T2" style:family="text">
      <style:text-properties officeooo:rsid="0012c64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ording to textbook, On-Chip Communication Architectures, by Pasricha and Dutt<text:span text:style-name="T2">, page 18, Chapter 2.1, Terminology, Figure 2.1:</text:span></text:p>
      <text:p text:style-name="P1"/>
      <text:p text:style-name="P1"/>
      <text:p text:style-name="P1"/>
      <text:p text:style-name="P1"/>
      <text:p text:style-name="P1"><draw:rect text:anchor-type="paragraph" draw:z-index="0" draw:style-name="gr1" draw:text-style-name="P6" svg:width="1.0421in" svg:height="2.6878in" svg:x="-0.048in" svg:y="0.0528in"><text:p text:style-name="P6">PCIe</text:p><text:p text:style-name="P6">core</text:p></draw:rect><draw:rect text:anchor-type="paragraph" draw:z-index="1" draw:style-name="gr1" draw:text-style-name="P6" svg:width="0.5941in" svg:height="2.6878in" svg:x="0.9937in" svg:y="0.0528in"><text:p text:style-name="P6">Inter-</text:p><text:p text:style-name="P6">face </text:p><text:p text:style-name="P6">(port):</text:p><text:p text:style-name="P6">TLP </text:p><text:p text:style-name="P6">frames</text:p></draw:rect><draw:rect text:anchor-type="paragraph" draw:z-index="2" draw:style-name="gr1" draw:text-style-name="P6" svg:width="1.0421in" svg:height="2.6878in" svg:x="5.7228in" svg:y="0.0193in"><text:p text:style-name="P6">UFS</text:p><text:p text:style-name="P6">core</text:p></draw:rect><draw:rect text:anchor-type="paragraph" draw:z-index="3" draw:style-name="gr1" draw:text-style-name="P6" svg:width="0.5941in" svg:height="2.6878in" svg:x="5.1291in" svg:y="0.0193in"><text:p text:style-name="P6">OCP </text:p><text:p text:style-name="P6">slave</text:p><text:p text:style-name="P6">(port,</text:p><text:p text:style-name="P6">inter-</text:p><text:p text:style-name="P6">face)</text:p></draw:rect><draw:rect text:anchor-type="paragraph" draw:z-index="5" draw:style-name="gr1" draw:text-style-name="P6" svg:width="0.6252in" svg:height="2.6878in" svg:x="3.1917in" svg:y="0.0484in"><text:p text:style-name="P6">Bridge</text:p></draw:rect><draw:rect text:anchor-type="paragraph" draw:z-index="6" draw:style-name="gr1" draw:text-style-name="P6" svg:width="0.5941in" svg:height="2.6878in" svg:x="2.598in" svg:y="0.0484in"><text:p text:style-name="P6">TLP </text:p><text:p text:style-name="P6">encoder</text:p><text:p text:style-name="P6">/</text:p><text:p text:style-name="P6">decoder</text:p><text:p text:style-name="P6">(inter-</text:p><text:p text:style-name="P6">face,</text:p><text:p text:style-name="P6">aka</text:p><text:p text:style-name="P6">"port")</text:p></draw:rect><draw:rect text:anchor-type="paragraph" draw:z-index="7" draw:style-name="gr1" draw:text-style-name="P6" svg:width="0.5941in" svg:height="2.6878in" svg:x="3.8165in" svg:y="0.0484in"><text:p text:style-name="P6">OCP</text:p><text:p text:style-name="P6">master</text:p><text:p text:style-name="P6">(port,</text:p><text:p text:style-name="P6">inter-</text:p><text:p text:style-name="P6">face)</text:p></draw:rect></text:p>
      <text:p text:style-name="P1"/>
      <text:p text:style-name="P1"/>
      <text:p text:style-name="P1"/>
      <text:p text:style-name="P1"/>
      <text:p text:style-name="P1"/>
      <text:p text:style-name="P1"><draw:custom-shape text:anchor-type="paragraph" draw:z-index="9" draw:style-name="gr3" svg:width="0.5106in" svg:height="0.115in" svg:x="4.5354in" svg:y="0.173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draw:custom-shape text:anchor-type="paragraph" draw:z-index="8" draw:style-name="gr3" svg:width="0.6358in" svg:height="0.115in" svg:x="1.7335in" svg:y="0.013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
      <text:p text:style-name="P1"/>
      <text:p text:style-name="P1"/>
      <text:p text:style-name="P1"/>
      <text:p text:style-name="P1"/>
      <text:p text:style-name="P1"/>
      <text:p text:style-name="P1"/>
      <text:p text:style-name="P1"><draw:custom-shape text:anchor-type="paragraph" draw:z-index="4" draw:style-name="gr2" draw:text-style-name="P6" svg:width="0.1669in" svg:height="1.626in" draw:transform="rotate (1.55334303427495) translate (-0.00833333333333333in 0.213888888888889in)"><text:p/><draw:enhanced-geometry svg:viewBox="0 0 21600 21600" draw:mirror-horizontal="false" draw:mirror-vertical="false" draw:glue-points="21600 0 0 10800 21600 21600" draw:text-areas="13800 ?f9 21600 ?f10" draw:type="left-brace" draw:modifiers="1800 10301.286903860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0" draw:style-name="gr2" draw:text-style-name="P6" svg:width="0.1669in" svg:height="1.626in" draw:transform="rotate (1.55334303427495) translate (5.11666666666667in 0.232638888888889in)"><text:p/><draw:enhanced-geometry svg:viewBox="0 0 21600 21600" draw:mirror-horizontal="false" draw:mirror-vertical="false" draw:glue-points="21600 0 0 10800 21600 21600" draw:text-areas="13800 ?f9 21600 ?f10" draw:type="left-brace" draw:modifiers="1800 10301.286903860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
      <text:p text:style-name="P3"><text:s text:c="9"/>Given to us<text:span text:style-name="T1"> <text:s text:c="107"/>Given to us</text:span></text:p>
      <text:p text:style-name="P1"/>
      <text:p text:style-name="P1"/>
      <text:p text:style-name="P1"/>
      <text:p text:style-name="P1"/>
      <text:p text:style-name="P1"/>
      <text:p text:style-name="P1"/>
      <text:p text:style-name="P1"/>
      <text:p text:style-name="P2">So, as we can see and as my latest understanding is, according to the actual textbook examples, there is actually no such thing as "OCP" module or core or box that was drawn for us during very first meeting. </text:p>
      <text:p text:style-name="P4">There are only OCP "interfaces" or "ports" that all cores must have if they want to communicate on OCP bus.</text:p>
      <text:p text:style-name="P4"/>
      <text:p text:style-name="P5">Note: DMA interface of OCP must have both Master and Slave port, so in the future the diagram will probably modified to account for DMA transf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8T20:39:46.664000000</meta:creation-date>
    <dc:date>2014-01-08T21:56:48.809000000</dc:date>
    <meta:editing-duration>PT18M22S</meta:editing-duration>
    <meta:editing-cycles>23</meta:editing-cycles>
    <meta:generator>LibreOffice/4.1.4.2$Windows_x86 LibreOffice_project/0a0440ccc0227ad9829de5f46be37cfb6edcf72</meta:generator>
    <meta:document-statistic meta:table-count="0" meta:image-count="0" meta:object-count="0" meta:page-count="1" meta:paragraph-count="5" meta:word-count="108" meta:character-count="728" meta:non-whitespace-character-count="508"/>
  </office:meta>
</office:document-meta>
</file>